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8c3a" officeooo:paragraph-rsid="00198c3a"/>
    </style:style>
    <style:style style:name="P2" style:family="paragraph" style:parent-style-name="Standard">
      <style:paragraph-properties fo:text-align="start" style:justify-single-word="false"/>
      <style:text-properties officeooo:rsid="001a0cad" officeooo:paragraph-rsid="001a0cad"/>
    </style:style>
    <style:style style:name="P3" style:family="paragraph" style:parent-style-name="Standard">
      <style:paragraph-properties fo:text-align="start" style:justify-single-word="false"/>
      <style:text-properties officeooo:paragraph-rsid="0028dadb"/>
    </style:style>
    <style:style style:name="P4" style:family="paragraph" style:parent-style-name="Standard">
      <style:paragraph-properties fo:text-align="start" style:justify-single-word="false"/>
      <style:text-properties officeooo:rsid="001bc16c" officeooo:paragraph-rsid="001bc16c"/>
    </style:style>
    <style:style style:name="P5" style:family="paragraph" style:parent-style-name="Standard">
      <style:paragraph-properties fo:text-align="start" style:justify-single-word="false"/>
      <style:text-properties officeooo:rsid="002398b2" officeooo:paragraph-rsid="002398b2"/>
    </style:style>
    <style:style style:name="P6" style:family="paragraph" style:parent-style-name="Standard">
      <style:paragraph-properties fo:text-align="start" style:justify-single-word="false"/>
      <style:text-properties officeooo:rsid="0028dadb" officeooo:paragraph-rsid="0028dadb"/>
    </style:style>
    <style:style style:name="P7" style:family="paragraph" style:parent-style-name="Standard">
      <style:paragraph-properties fo:text-align="start" style:justify-single-word="false"/>
      <style:text-properties officeooo:rsid="002b10d0" officeooo:paragraph-rsid="002b10d0"/>
    </style:style>
    <style:style style:name="P8" style:family="paragraph" style:parent-style-name="Standard">
      <style:paragraph-properties fo:text-align="start" style:justify-single-word="false"/>
      <style:text-properties officeooo:rsid="002e47e6" officeooo:paragraph-rsid="003022cb"/>
    </style:style>
    <style:style style:name="P9" style:family="paragraph" style:parent-style-name="Standard">
      <style:paragraph-properties fo:text-align="start" style:justify-single-word="false"/>
      <style:text-properties officeooo:rsid="00307090" officeooo:paragraph-rsid="00307090"/>
    </style:style>
    <style:style style:name="P10" style:family="paragraph" style:parent-style-name="Standard">
      <style:paragraph-properties fo:text-align="center" style:justify-single-word="false"/>
      <style:text-properties fo:font-size="16pt" fo:font-weight="bold" officeooo:rsid="00198c3a" officeooo:paragraph-rsid="00198c3a" style:font-size-asian="16pt" style:font-weight-asian="bold" style:font-size-complex="16pt" style:font-weight-complex="bold"/>
    </style:style>
    <style:style style:name="P11" style:family="paragraph" style:parent-style-name="Standard">
      <style:paragraph-properties fo:text-align="start" style:justify-single-word="false"/>
      <style:text-properties fo:color="#3465a4" fo:font-weight="bold" officeooo:rsid="001a0cad" officeooo:paragraph-rsid="001a0cad" style:font-weight-asian="bold" style:font-weight-complex="bold"/>
    </style:style>
    <style:style style:name="P12" style:family="paragraph" style:parent-style-name="Standard">
      <style:paragraph-properties fo:text-align="start" style:justify-single-word="false"/>
      <style:text-properties fo:color="#3465a4" fo:font-weight="bold" officeooo:rsid="001bc16c" officeooo:paragraph-rsid="001bc16c" style:font-weight-asian="bold" style:font-weight-complex="bold"/>
    </style:style>
    <style:style style:name="P13" style:family="paragraph" style:parent-style-name="Standard">
      <style:paragraph-properties fo:text-align="start" style:justify-single-word="false"/>
      <style:text-properties fo:color="#3465a4" fo:font-weight="bold" officeooo:rsid="00307090" officeooo:paragraph-rsid="00307090" style:font-weight-asian="bold" style:font-weight-complex="bold"/>
    </style:style>
    <style:style style:name="P14" style:family="paragraph" style:parent-style-name="Standard">
      <style:paragraph-properties fo:text-align="start" style:justify-single-word="false"/>
      <style:text-properties fo:color="#3465a4" fo:font-weight="bold" officeooo:rsid="002398b2" officeooo:paragraph-rsid="002398b2" style:font-weight-asian="bold" style:font-weight-complex="bold"/>
    </style:style>
    <style:style style:name="P15" style:family="paragraph" style:parent-style-name="Standard">
      <style:paragraph-properties fo:text-align="start" style:justify-single-word="false"/>
      <style:text-properties fo:color="#3465a4" fo:font-weight="bold" officeooo:rsid="002b10d0" officeooo:paragraph-rsid="002b10d0" style:font-weight-asian="bold" style:font-weight-complex="bold"/>
    </style:style>
    <style:style style:name="P16" style:family="paragraph" style:parent-style-name="Standard" style:list-style-name="L1">
      <style:paragraph-properties fo:text-align="start" style:justify-single-word="false"/>
      <style:text-properties officeooo:rsid="001a0cad" officeooo:paragraph-rsid="001a0cad"/>
    </style:style>
    <style:style style:name="P17" style:family="paragraph" style:parent-style-name="Standard" style:list-style-name="L2">
      <style:paragraph-properties fo:text-align="start" style:justify-single-word="false"/>
      <style:text-properties officeooo:rsid="001bc16c" officeooo:paragraph-rsid="001bc16c"/>
    </style:style>
    <style:style style:name="P18" style:family="paragraph" style:parent-style-name="Standard" style:list-style-name="L2">
      <style:paragraph-properties fo:text-align="start" style:justify-single-word="false"/>
      <style:text-properties officeooo:rsid="001c2e16" officeooo:paragraph-rsid="001bc16c"/>
    </style:style>
    <style:style style:name="P19" style:family="paragraph" style:parent-style-name="Standard">
      <style:paragraph-properties fo:text-align="start" style:justify-single-word="false"/>
      <style:text-properties officeooo:rsid="00391580" officeooo:paragraph-rsid="00391580"/>
    </style:style>
    <style:style style:name="P20" style:family="paragraph" style:parent-style-name="Standard">
      <style:paragraph-properties fo:text-align="start" style:justify-single-word="false"/>
      <style:text-properties fo:color="#3465a4" fo:font-weight="bold" officeooo:rsid="00391580" officeooo:paragraph-rsid="00391580" style:font-weight-asian="bold" style:font-weight-complex="bold"/>
    </style:style>
    <style:style style:name="T1" style:family="text">
      <style:text-properties officeooo:rsid="001bc16c"/>
    </style:style>
    <style:style style:name="T2" style:family="text">
      <style:text-properties officeooo:rsid="001c2e16"/>
    </style:style>
    <style:style style:name="T3" style:family="text">
      <style:text-properties officeooo:rsid="001d0589"/>
    </style:style>
    <style:style style:name="T4" style:family="text">
      <style:text-properties officeooo:rsid="001dc045"/>
    </style:style>
    <style:style style:name="T5" style:family="text">
      <style:text-properties officeooo:rsid="001e7734"/>
    </style:style>
    <style:style style:name="T6" style:family="text">
      <style:text-properties officeooo:rsid="001f2046"/>
    </style:style>
    <style:style style:name="T7" style:family="text">
      <style:text-properties officeooo:rsid="001fd89f"/>
    </style:style>
    <style:style style:name="T8" style:family="text">
      <style:text-properties officeooo:rsid="0021aae8"/>
    </style:style>
    <style:style style:name="T9" style:family="text">
      <style:text-properties officeooo:rsid="0021cce9"/>
    </style:style>
    <style:style style:name="T10" style:family="text">
      <style:text-properties officeooo:rsid="002567f7"/>
    </style:style>
    <style:style style:name="T11" style:family="text">
      <style:text-properties officeooo:rsid="0025ec64"/>
    </style:style>
    <style:style style:name="T12" style:family="text">
      <style:text-properties officeooo:rsid="0027ae2a"/>
    </style:style>
    <style:style style:name="T13" style:family="text">
      <style:text-properties officeooo:rsid="0028dadb"/>
    </style:style>
    <style:style style:name="T14" style:family="text">
      <style:text-properties officeooo:rsid="002c65b8"/>
    </style:style>
    <style:style style:name="T15" style:family="text">
      <style:text-properties officeooo:rsid="002f1083"/>
    </style:style>
    <style:style style:name="T16" style:family="text">
      <style:text-properties officeooo:rsid="003022cb"/>
    </style:style>
    <style:style style:name="T17" style:family="text">
      <style:text-properties officeooo:rsid="00304fe8"/>
    </style:style>
    <style:style style:name="T18" style:family="text">
      <style:text-properties officeooo:rsid="0033ce60"/>
    </style:style>
    <style:style style:name="T19" style:family="text">
      <style:text-properties officeooo:rsid="00356c59"/>
    </style:style>
    <style:style style:name="T20" style:family="text">
      <style:text-properties officeooo:rsid="003a6ec0"/>
    </style:style>
    <style:style style:name="T21" style:family="text">
      <style:text-properties officeooo:rsid="003c2d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umentation/Readme</text:p>
      <text:p text:style-name="P1"/>
      <text:p text:style-name="P11">Files:</text:p>
      <text:list xml:id="list3740952940" text:style-name="L1">
        <text:list-item>
          <text:p text:style-name="P16">Two excel files.</text:p>
        </text:list-item>
        <text:list-item>
          <text:p text:style-name="P16">One code file.</text:p>
        </text:list-item>
      </text:list>
      <text:p text:style-name="P2"/>
      <text:p text:style-name="P12">Excel files format:</text:p>
      <text:p text:style-name="P4"><text:tab/>There are <text:span text:style-name="T2">four</text:span> columns in each excel file.</text:p>
      <text:list xml:id="list787008796" text:style-name="L2">
        <text:list-item>
          <text:p text:style-name="P17"><text:span text:style-name="T3">q</text:span><text:span text:style-name="T2">uery</text:span></text:p>
        </text:list-item>
        <text:list-item>
          <text:p text:style-name="P18">top_titles</text:p>
        </text:list-item>
        <text:list-item>
          <text:p text:style-name="P18">top_descriptions</text:p>
        </text:list-item>
        <text:list-item>
          <text:p text:style-name="P18">score</text:p>
        </text:list-item>
      </text:list>
      <text:p text:style-name="P4"><text:tab/>‘<text:span text:style-name="T4">query’ column has all the query which is being searched and their result is received.</text:span></text:p>
      <text:p text:style-name="P4"><text:tab/>‘<text:span text:style-name="T5">top_titles’ column has all the titles of </text:span><text:span text:style-name="T6">top 5 </text:span><text:span text:style-name="T5">received results in order.</text:span></text:p>
      <text:p text:style-name="P4"><text:tab/>‘<text:span text:style-name="T6">top_descriptions’ columns has all the descriptions of top 5 received results in order.</text:span></text:p>
      <text:p text:style-name="P4"><text:tab/>‘<text:span text:style-name="T7">score’ column has the score according to matching of query, It does not actually describe <text:tab/>how well query is performed but it tells you how much words match in data and received. <text:tab/>So, for title biased results around ‘0.2’ </text:span><text:span text:style-name="T18">score</text:span><text:span text:style-name="T7"> </text:span><text:span text:style-name="T18">is</text:span><text:span text:style-name="T7"> good and for descriptions biased result <text:tab/>‘0.1’ is also good.</text:span></text:p>
      <text:p text:style-name="P12">Excel files:</text:p>
      <text:p text:style-name="P4"><text:tab/>‘results_biased_description’ is excel file which includes results if <text:span text:style-name="T8">you want to be a bit biased towards descriptions and ‘result_biased_titles’ includes results if you want to be a bit biased towards titles. </text:span><text:span text:style-name="T9">You need to just change a variable in code to switch between them. It is highlighted and mentioned in comment as well in code.</text:span></text:p>
      <text:p text:style-name="P4"/>
      <text:p text:style-name="P13">Code files:</text:p>
      <text:p text:style-name="P9"><text:tab/>There are two code files, both are same, one is .html file and other is .ipynb file. If you want to direct run the code open .ipynb file but if you just want to see the code then it is .html file.</text:p>
      <text:p text:style-name="P9"/>
      <text:p text:style-name="P14">What code is doing?</text:p>
      <text:p text:style-name="P5"><text:tab/>Basically, algorithm is working on ‘TF-IDF’ model. It takes the whole data from database and makes table of ‘tf-idf’ scores for every word. <text:span text:style-name="T10">TF score tells you how much popular a word is and IDF tells you how much importance a word has in a specific document. </text:span><text:span text:style-name="T11">So, the combination of these two scores tells you the importance of words individually and among documents </text:span><text:span text:style-name="T12">which helps us to find the </text:span><text:span text:style-name="T13">relevant</text:span><text:span text:style-name="T12"> record for the searched query.</text:span></text:p>
      <text:p text:style-name="P3"><text:span text:style-name="T13">When a query comes in, It calculates the overall score of query with respect to every record, the record </text:span><text:span text:style-name="T19">which has</text:span><text:span text:style-name="T13"> more score will be more relevant to the query.</text:span></text:p>
      <text:p text:style-name="P6"/>
      <text:p text:style-name="P15">Input and OutPut of the code?</text:p>
      <text:p text:style-name="P7"><text:tab/>Input will be a csv file, which has all the current title and descriptions <text:span text:style-name="T14">in two columns. One column for title and one column for description or competency</text:span></text:p>
      <text:p text:style-name="P7"/>
      <text:p text:style-name="P8"><text:tab/>Output will be a dataframe or you can convert into excel file as well (code is given in last cell). <text:span text:style-name="T15">There will be four columns: query,top_titles,top_descriptions and score (explanation mentioned above). It is same as the two files ‘ </text:span><text:span text:style-name="T1">results_biased_description.</text:span><text:span text:style-name="T15">xlsx’ </text:span><text:span text:style-name="T16">and ‘</text:span><text:span text:style-name="T8">result_biased_titles.</text:span><text:span text:style-name="T17">xlsx</text:span><text:span text:style-name="T8">’.</text:span></text:p>
      <text:p text:style-name="P8"/>
      <text:p text:style-name="P20">How we find Json format of result?</text:p>
      <text:p text:style-name="P19"><text:tab/>There is code for Json format in second last cell of <text:span text:style-name="T20">code.ipynb or .html, </text:span><text:span text:style-name="T21">which converts the results into json format. You can pick it from there.</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08T15:47:02.347205445</meta:creation-date>
    <dc:date>2020-08-08T16:27:01.465151694</dc:date>
    <meta:editing-duration>PT28M42S</meta:editing-duration>
    <meta:editing-cycles>33</meta:editing-cycles>
    <meta:generator>LibreOffice/6.4.2.2$Linux_X86_64 LibreOffice_project/40$Build-2</meta:generator>
    <meta:document-statistic meta:table-count="0" meta:image-count="0" meta:object-count="0" meta:page-count="1" meta:paragraph-count="26" meta:word-count="442" meta:character-count="2538" meta:non-whitespace-character-count="2114"/>
  </office:meta>
</office:document-meta>
</file>